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79cm" svg:stroke-color="#ed7d31" draw:stroke-linejoin="miter" svg:stroke-linecap="butt" draw:fill="solid" draw:fill-color="#f5f5f5" draw:textarea-horizontal-align="justify" draw:textarea-vertical-align="middle" draw:auto-grow-height="false" draw:fit-to-size="false" style:shrink-to-fit="false" fo:min-height="1.517cm" fo:min-width="9.485cm" fo:padding-top="0.127cm" fo:padding-bottom="0.127cm" fo:padding-left="0.254cm" fo:padding-right="0.254cm" fo:wrap-option="wrap" loext:decorative="false">
        <loext:stroke-complex-color loext:theme-type="accent2" loext:color-type="theme"/>
        <loext:fill-complex-color loext:theme-type="light2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12.378cm" style:writing-mode="lr-tb">
        <style:tab-stops>
          <style:tab-stop style:position="12.228cm" style:type="right"/>
        </style:tab-stops>
      </style:paragraph-properties>
      <style:text-properties fo:hyphenate="false"/>
    </style:style>
    <style:style style:name="P3" style:family="paragraph">
      <loext:graphic-properties draw:fill="solid" draw:fill-color="#f5f5f5"/>
      <style:paragraph-properties fo:margin-left="0cm" fo:margin-right="0cm" fo:margin-top="0cm" fo:margin-bottom="0cm" fo:line-height="100%" fo:text-align="start" fo:text-indent="0cm" style:punctuation-wrap="hanging" loext:tab-stop-distance="12.378cm" style:font-independent-line-spacing="true">
        <style:tab-stops>
          <style:tab-stop style:position="12.228cm" style:type="right"/>
        </style:tab-stops>
      </style:paragraph-properties>
      <style:text-properties fo:font-size="13.5pt" fo:hyphenate="false"/>
    </style:style>
    <style:style style:name="T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2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2" loext:color-type="theme">
          <loext:transformation loext:type="lummod" loext:value="2000"/>
          <loext:transformation loext:type="lumoff" loext:value="8000"/>
        </loext:char-complex-color>
      </style:text-properties>
    </style:style>
    <style:style style:name="T3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accen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custom-shape draw:name="Rectangle 7" draw:style-name="gr1" draw:text-style-name="P3" draw:layer="layout" svg:width="9.992cm" svg:height="1.77cm" svg:x="6.85cm" svg:y="2.319cm">
          <text:p text:style-name="P2"><text:span text:style-name="T1">LevelFive</text:span><text:span text:style-name="T2"><text:tab/></text:span><text:span text:style-name="T3">Cloud Foundry</text:span></text:p>
          <text:p text:style-name="P2"><text:span text:style-name="T3"><text:tab/></text:span><text:span text:style-name="T3">Red Hat OpenSh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23:50.520789150</meta:creation-date>
    <dc:date>2024-05-16T08:24:04.391060644</dc:date>
    <meta:editing-duration>PT15S</meta:editing-duration>
    <meta:editing-cycles>1</meta:editing-cycles>
    <meta:document-statistic meta:object-count="26"/>
    <meta:generator>LibreOfficeDev/24.8.0.0.alpha0$Linux_X86_64 LibreOffice_project/536ea1033a28d6fdcfb3ee53d3d8626a09e6f16c</meta:generator>
  </office:meta>
</office:document-meta>
</file>